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0e2558" officeooo:paragraph-rsid="000e2558"/>
    </style:style>
    <style:style style:name="T1" style:family="text">
      <style:text-properties officeooo:rsid="00100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dran, Oheneba, Thanh, GeonHui Yoon (Jamie)</text:p>
      <text:p text:style-name="P1">07.11.2017</text:p>
      <text:p text:style-name="P1">The Zumo Robot was given along with the rechargeable batteries (1.4V*4).</text:p>
      <text:p text:style-name="P1">The voltage of the batteries was calculated.</text:p>
      <text:p text:style-name="P1"><text:tab/>1) The voltage which was scaled down (3.8V) was multiplied by the scale factor which is 2/3, giving the actual battery voltage <text:span text:style-name="T1">reading </text:span>which was 5.18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2:55:18.300000000</meta:creation-date>
    <dc:date>2017-11-07T13:25:56.004000000</dc:date>
    <meta:editing-duration>PT30M40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5" meta:word-count="51" meta:character-count="322" meta:non-whitespace-character-count="275"/>
  </office:meta>
</office:document-meta>
</file>